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size="4pt" style:font-size-asian="4pt" style:font-size-complex="4pt"/>
    </style:style>
    <style:style style:name="T1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159cm" svg:height="0.159cm" svg:x="0.013cm" svg:y="0.095cm">
          <text:p/>
        </draw:circle>
        <draw:frame draw:style-name="gr2" draw:layer="layout" svg:width="0.853cm" svg:height="0.963cm" svg:x="0cm" svg:y="0.464cm">
          <draw:text-box>
            <text:p/>
          </draw:text-box>
        </draw:frame>
        <draw:frame draw:style-name="gr2" draw:text-style-name="P2" draw:layer="layout" svg:width="0.578cm" svg:height="0.412cm" svg:x="-0.196cm" svg:y="-0.031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as Nyström</meta:initial-creator>
    <meta:creation-date>2012-08-10T19:59:03.20</meta:creation-date>
    <dc:date>2012-08-23T19:10:47.84</dc:date>
    <dc:creator>Jonas Nyström</dc:creator>
    <meta:editing-duration>PT1H12M32S</meta:editing-duration>
    <meta:editing-cycles>3</meta:editing-cycles>
    <meta:generator>LibreOffice/3.3$Win32 LibreOffice_project/330m19$Build-6</meta:generator>
    <meta:document-statistic meta:object-count="3"/>
  </office:meta>
</office:document-meta>
</file>